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25pt"/>
    </style:style>
    <style:style style:name="co2" style:family="table-column">
      <style:table-column-properties fo:break-before="auto" style:column-width="95.36pt"/>
    </style:style>
    <style:style style:name="co3" style:family="table-column">
      <style:table-column-properties fo:break-before="auto" style:column-width="110.24pt"/>
    </style:style>
    <style:style style:name="co4" style:family="table-column">
      <style:table-column-properties fo:break-before="auto" style:column-width="83.25pt"/>
    </style:style>
    <style:style style:name="co5" style:family="table-column">
      <style:table-column-properties fo:break-before="auto" style:column-width="110.81pt"/>
    </style:style>
    <style:style style:name="co6" style:family="table-column">
      <style:table-column-properties fo:break-before="auto" style:column-width="257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CampaignActivities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 table:style-name="Default"/>
          <table:table-cell table:style-name="ce3" office:value-type="string" calcext:value-type="string">
            <text:p>Sr. N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Constraints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tivity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Primary key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tivityHeadline</text:p>
          </table:table-cell>
          <table:table-cell table:style-name="ce4" office:value-type="string" calcext:value-type="string">
            <text:p>nvarchar(MAX)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Headline of the Activity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tivityMessage</text:p>
          </table:table-cell>
          <table:table-cell table:style-name="ce4" office:value-type="string" calcext:value-type="string">
            <text:p>nvarchar(MAX)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Message of the Activity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ampaign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FK</text:p>
          </table:table-cell>
          <table:table-cell table:style-name="ce4" office:value-type="string" calcext:value-type="string">
            <text:p>Foreign key from Campaigns ta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Campaigns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r. N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Constraints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mpaign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Primary key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mpaignName</text:p>
          </table:table-cell>
          <table:table-cell table:style-name="ce4" office:value-type="string" calcext:value-type="string">
            <text:p>nvarchar(MAX)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Name of the Campaig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mpaignOwner</text:p>
          </table:table-cell>
          <table:table-cell table:style-name="ce4" office:value-type="string" calcext:value-type="string">
            <text:p>nvarchar(MAX)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Owner of the Campaig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art_Date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Starting date of the Campaig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nd_Date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Ending date of the Campaig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ampaignBudget</text:p>
          </table:table-cell>
          <table:table-cell table:style-name="ce4" office:value-type="string" calcext:value-type="string">
            <text:p>Decimal(18,2)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Budget decided for the Campaig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ExpectedRevenue</text:p>
          </table:table-cell>
          <table:table-cell table:style-name="ce4" office:value-type="string" calcext:value-type="string">
            <text:p>Decimal(18,2)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Expected revenue of the Campaig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CreatedOn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Campaign created dat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ModifiedOn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Any modification done in the Campaign dat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reatedBy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Creator of the Campaig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ampaignStatus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FK</text:p>
          </table:table-cell>
          <table:table-cell table:style-name="ce4" office:value-type="string" calcext:value-type="string">
            <text:p>Foreign key 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arketing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FK</text:p>
          </table:table-cell>
          <table:table-cell table:style-name="ce4" office:value-type="string" calcext:value-type="string">
            <text:p>Foreign key 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arketingStrategy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FK</text:p>
          </table:table-cell>
          <table:table-cell table:style-name="ce4" office:value-type="string" calcext:value-type="string">
            <text:p>Foreign key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CampaignStatus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r. N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Constraints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mapignStatus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Primary key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varchar(MAX)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Is Active or no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Customers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r. N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Constraints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ustomer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Primary key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ustomerName</text:p>
          </table:table-cell>
          <table:table-cell table:style-name="ce4" office:value-type="string" calcext:value-type="string">
            <text:p>nvarchar(MAX)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Customer nam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nvarchar(MAX)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Customer Email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MarketingStrategies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r. N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Constraints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artegy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Primary key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trategyName</text:p>
          </table:table-cell>
          <table:table-cell table:style-name="ce4" office:value-type="string" calcext:value-type="string">
            <text:p>nvarchar(MAX)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Name of the Strateg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MarketingTypes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r. N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Constraints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rkeingType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Primary key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arketingTypeName</text:p>
          </table:table-cell>
          <table:table-cell table:style-name="ce4" office:value-type="string" calcext:value-type="string">
            <text:p>nvarchar(MAX)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Type of Marketing(Static &amp; Dynamic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Users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r. N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Constraints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Primary key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nvarchar(MAX)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Email Id of the Use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nvarchar(MAX)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Password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nvarchar(MAX)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Role (User or Admin)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name</text:p>
          </table:table-cell>
          <table:table-cell table:style-name="ce4" office:value-type="string" calcext:value-type="string">
            <text:p>nvarchar(MAX)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First Nam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name</text:p>
          </table:table-cell>
          <table:table-cell table:style-name="ce4" office:value-type="string" calcext:value-type="string">
            <text:p>nvarchar(MAX)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Last Name</text:p>
          </table:table-cell>
          <table:table-cell table:number-columns-repeated="1018"/>
        </table:table-row>
        <table:table-row table:style-name="ro1" table:number-rows-repeated="7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4:22:05.9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9:47:25.649000000</meta:creation-date>
    <dc:date>2020-03-04T14:37:00.963000000</dc:date>
    <meta:editing-duration>PT17H39M47S</meta:editing-duration>
    <meta:editing-cycles>11</meta:editing-cycles>
    <meta:generator>LibreOffice/6.2.3.2$Windows_X86_64 LibreOffice_project/aecc05fe267cc68dde00352a451aa867b3b546ac</meta:generator>
    <meta:document-statistic meta:table-count="1" meta:cell-count="195" meta:object-count="0"/>
  </office:meta>
</office:document-meta>
</file>